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39000001E34079256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P8" style:family="paragraph" style:parent-style-name="Standard" style:list-style-name="L6">
      <style:paragraph-properties fo:text-align="start" style:justify-single-word="false"/>
    </style:style>
    <style:style style:name="P9" style:family="paragraph" style:parent-style-name="Standard" style:list-style-name="L7">
      <style:paragraph-properties fo:text-align="start" style:justify-single-word="false"/>
    </style:style>
    <style:style style:name="P10" style:family="paragraph" style:parent-style-name="Standard" style:list-style-name="L8">
      <style:paragraph-properties fo:text-align="start" style:justify-single-word="false"/>
    </style:style>
    <style:style style:name="P11" style:family="paragraph" style:parent-style-name="Standard" style:list-style-name="L9">
      <style:paragraph-properties fo:text-align="start" style:justify-single-word="false"/>
    </style:style>
    <style:style style:name="P12" style:family="paragraph" style:parent-style-name="Standard" style:list-style-name="L10">
      <style:paragraph-properties fo:text-align="start" style:justify-single-word="false"/>
    </style:style>
    <style:style style:name="P13" style:family="paragraph" style:parent-style-name="Standard" style:list-style-name="L11">
      <style:paragraph-properties fo:text-align="start" style:justify-single-word="false"/>
    </style:style>
    <style:style style:name="P14" style:family="paragraph" style:parent-style-name="Standard" style:list-style-name="L12">
      <style:paragraph-properties fo:text-align="start" style:justify-single-word="false"/>
    </style:style>
    <style:style style:name="P15" style:family="paragraph" style:parent-style-name="Standard" style:list-style-name="L13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WEB</text:p>
      <text:p text:style-name="P2">Relazione parte dinamica</text:p>
      <text:p text:style-name="P2"/>
      <text:p text:style-name="P2">Per potere suddividere agevolmente i compiti, evitare le ripetizioni e migliorare il mantenimento del codice, si è deciso di generare un framework in perl, separando il concetto di accesso alla base dati in xml dal funzionamento delle varie pagine.</text:p>
      <text:p text:style-name="P2">Così facendo, si sono potute implementare le varie funzionalità dedicate interfacciandole con un'interfaccia in comune: database.cgi</text:p>
      <text:p text:style-name="P2"/>
      <text:p text:style-name="P2">Questa interfaccia espone dei metodi principali, in modo da semplificare l'inserimento ed il recupero dei dati.</text:p>
      <text:p text:style-name="P2">Non potendo passare un array di valori come risultato delle funzioni, vengono sfruttati i puntatori ad array (e così, ricorsivamente, nel caso cui vi siano delle funzioni che debbano restituire altri array all'interno di ogni singolo risultato), la metodologia per generare gli array è la creazione di un array</text:p>
      <text:list xml:id="list4401168178226055501" text:style-name="L1">
        <text:list-item>
          <text:p text:style-name="P3">my @array</text:p>
        </text:list-item>
        <text:list-item>
          <text:p text:style-name="P3">push (@array, value)</text:p>
        </text:list-item>
        <text:list-item>
          <text:p text:style-name="P3">return \@array</text:p>
        </text:list-item>
      </text:list>
      <text:p text:style-name="P2">Per la generazione di un array da un riferimento, si applica la seguente procedura:</text:p>
      <text:list xml:id="list8651086995095815836" text:style-name="L2">
        <text:list-item>
          <text:p text:style-name="P4">my $value=func(xyz)</text:p>
        </text:list-item>
        <text:list-item>
          <text:p text:style-name="P4">my @array=@{$value}</text:p>
        </text:list-item>
      </text:list>
      <text:p text:style-name="P2">e così facendo, posso accedere tranquillamente all'array precedentemente generato dalla funzione.</text:p>
      <text:p text:style-name="P2"/>
      <text:p text:style-name="P2">Per ogni pagina esistono degli elementi in comune, identificati nell'header, nel footer e nel menù: costruendo delle funzioni specifiche per ogni aspetto delle pagine, la manutenzione del codice e la generazione di alterazioni particolari (come, per esempio, la modifica degli elementi nel menù) sono facilitate, passando dei valori alterati nelle funzioni.</text:p>
      <text:p text:style-name="P2">Menu.cgi:</text:p>
      <text:list xml:id="list7729327301315963403" text:style-name="L3">
        <text:list-item>
          <text:p text:style-name="P5">add: aggiunge un elemento nei tasti del menù</text:p>
        </text:list-item>
        <text:list-item>
          <text:p text:style-name="P5">get: ritorna la la rappresentazione ad oggetti del menù</text:p>
          <text:list>
            <text:list-item>
              <text:p text:style-name="P5">esiste un controllo di “logged==1”, viene usato durante l'elaborazione della pagina “cache” di index.html durante la modifica di un qualsiasi attributo inerente ai voli.</text:p>
            </text:list-item>
          </text:list>
        </text:list-item>
      </text:list>
      <text:p text:style-name="P2">print_search.cgi:</text:p>
      <text:list xml:id="list2979364224106518039" text:style-name="L4">
        <text:list-item>
          <text:list>
            <text:list-item>
              <text:p text:style-name="P6">set_tratte: imposta la variabile inerente alle tratte.</text:p>
            </text:list-item>
            <text:list-item>
              <text:p text:style-name="P6">set_date: imposta la casella di ricerca, inclusi eventuali messaggi d'errore.</text:p>
            </text:list-item>
          </text:list>
        </text:list-item>
      </text:list>
      <text:p text:style-name="P2"/>
      <text:p text:style-name="P2">print_header.cgi:</text:p>
      <text:list xml:id="list6468692847139585989" text:style-name="L5">
        <text:list-item>
          <text:list>
            <text:list-item>
              <text:p text:style-name="P7">setMenu: imposta il menù in base ai parametri impostati</text:p>
            </text:list-item>
            <text:list-item>
              <text:p text:style-name="P7">setPath: imposta la path visualizzata sotto il menù; riceve un array di oggetti.</text:p>
            </text:list-item>
            <text:list-item>
              <text:p text:style-name="P7">Print: ritorna la rappresentazione in HTML dell'intero header.</text:p>
            </text:list-item>
          </text:list>
        </text:list-item>
      </text:list>
      <text:p text:style-name="P2">print_footer.cgi:</text:p>
      <text:list xml:id="list128733503302736536" text:style-name="L6">
        <text:list-item>
          <text:list>
            <text:list-item>
              <text:p text:style-name="P8">print: restituisce il footer delle pagine.</text:p>
            </text:list-item>
          </text:list>
        </text:list-item>
      </text:list>
      <text:p text:style-name="P2">print_content.cgi:</text:p>
      <text:list xml:id="list4018544923601906893" text:style-name="L7">
        <text:list-item>
          <text:list>
            <text:list-item>
              <text:p text:style-name="P9">print: restituisce il contenuto principale della pagina, in pratica racchiude tutto il testo dentro il div id=”contenuto”</text:p>
            </text:list-item>
          </text:list>
        </text:list-item>
      </text:list>
      <text:p text:style-name="P2">check_form.cgi:</text:p>
      <text:p text:style-name="P2">Si occupa di validare i dati in ingresso dei form.</text:p>
      <text:p text:style-name="P2"/>
      <text:p text:style-name="P2">aggiorna_index.cgi:</text:p>
      <text:p text:style-name="P2">genera la pagina di cache index.html nella directory ../public_html/</text:p>
      <text:p text:style-name="P2">La directory è facilmente impostabile modificando la variabile $filename</text:p>
      <text:p text:style-name="P2"/>
      <text:p text:style-name="P2"><text:soft-page-break/>Session.cgi: gestisce la sessione dell'utente tramite i cookies, è un'interfaccia per semplificare la gestione della sessione e dei suoi parametri con:</text:p>
      <text:list xml:id="list4371944184034283892" text:style-name="L10">
        <text:list-item>
          <text:p text:style-name="P12">getSessionCookie: restituisce il cookie di sessione</text:p>
        </text:list-item>
        <text:list-item>
          <text:p text:style-name="P12">getCookie: restituisce un cookie generico, se creato.</text:p>
        </text:list-item>
        <text:list-item>
          <text:p text:style-name="P12">DestroySession: distrugge l'attuale sessione, utilizzato durante il logout (nota che elimina anche tutte le variabili di sessione)</text:p>
        </text:list-item>
        <text:list-item>
          <text:p text:style-name="P12">createSession: crea una nuova sessione.</text:p>
        </text:list-item>
        <text:list-item>
          <text:p text:style-name="P12">SetParam e GetParam: imposta o restituisce la variabile di sessione.</text:p>
        </text:list-item>
      </text:list>
      <text:p text:style-name="P2"/>
      <text:p text:style-name="P2">admin_*.cgi:</text:p>
      <text:list xml:id="list5128853099695989115" text:style-name="L8">
        <text:list-item>
          <text:list>
            <text:list-item>
              <text:p text:style-name="P10">queste pagine si occupano della gestione dei vari parametri del sito, quindi andranno a modificare e/o aggiungere aereoporti, nazioni, servizi, tratte, città, e voli.</text:p>
            </text:list-item>
          </text:list>
        </text:list-item>
      </text:list>
      <text:p text:style-name="P2"/>
      <text:p text:style-name="P2">Nota che, per migliorare la fruibilità delle pagine, prima di inserire una modifica, viene chiesto all'amministratore quale azione desidera intraprendere, successivamente viene mostrato un form con i dati da inserire e/o modificare.</text:p>
      <text:p text:style-name="P2"/>
      <text:p text:style-name="P2">Per potere <text:span text:style-name="T1">creare un volo</text:span>, bisogna seguire la seguente procedura:</text:p>
      <text:list xml:id="list7762078281601437905" text:style-name="L11">
        <text:list-item>
          <text:p text:style-name="P13">Aggiunta dello stato d'appartenenza (inserimento del nome)</text:p>
        </text:list-item>
        <text:list-item>
          <text:p text:style-name="P13">Aggiunta della città d'appartenenza (selezione dello stato, inserimento del nome)</text:p>
        </text:list-item>
        <text:list-item>
          <text:p text:style-name="P13">Aggiunta dell'aereoporto di appartenenza (selezione della città, inserimento del nome)</text:p>
        </text:list-item>
        <text:list-item>
          <text:p text:style-name="P13">creazione della tratta Aereoporto partenza → Aereoporto d'arrivo (qui viene impostata anche la durata del tragitto)</text:p>
        </text:list-item>
        <text:list-item>
          <text:p text:style-name="P13">Aggiunta del volo (seleziona la tratta, imposta il prezzo)</text:p>
        </text:list-item>
      </text:list>
      <text:p text:style-name="P2"/>
      <text:p text:style-name="P2">Per potere modificare un parametro del volo, è necessario solamente selezionare la modifica del parametro desiderato:</text:p>
      <text:list xml:id="list4396604905837165643" text:style-name="L12">
        <text:list-item>
          <text:p text:style-name="P14">Nazione, seleziona la nazione, compila il nuovo nominativo</text:p>
        </text:list-item>
        <text:list-item>
          <text:p text:style-name="P14">Città: seleziona la città, seleziona la nazione e compila il nuovo nome (nota: da qui si può modificare anche la nazione d'appartenenza)</text:p>
        </text:list-item>
        <text:list-item>
          <text:p text:style-name="P14">Aeroporto: selezionando il nome dell'aeroporto, si può modificare la città d'appartenenza ed anche il suo nome.</text:p>
        </text:list-item>
        <text:list-item>
          <text:p text:style-name="P14">Tratta: selezionando la tratta, inserisci l'aeroporto di partenza e l'aeroporto d'arrivo e compila la durata.</text:p>
        </text:list-item>
        <text:list-item>
          <text:p text:style-name="P14">Volo: seleziona la tratta alla quale assegnare il volo, seleziona il volo da modificare, imposta la partenza ed il prezzo. Per visualizzare il volo, è necessario abilitarlo.</text:p>
        </text:list-item>
        <text:list-item>
          <text:p text:style-name="P14">Servizi: Selezionando il servizio da modificare, inserire il nuovo nome, la nuova descrizione ed il prezzo.</text:p>
        </text:list-item>
      </text:list>
      <text:p text:style-name="P2"/>
      <text:p text:style-name="P2">NOTA: per inserire i caratteri speciali, è necessario scriverli in formato compatibile con HTML.</text:p>
      <text:p text:style-name="P2">Questa funzionalità è voluta per permettere all'amministratore l'inserimento di codice HTML (per esempio, modificatori &lt;span&gt;).</text:p>
      <text:p text:style-name="P2">Il salvataggio dei parametri modificati va' sempre a buon fine.</text:p>
      <text:p text:style-name="P2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ENOTAZIONE:</text:p>
      <text:list xml:id="list1626814457707206241" text:style-name="L9">
        <text:list-item>
          <text:p text:style-name="P11">index.cgi: l'utente compila il form per la ricerca dei voli desiderati</text:p>
        </text:list-item>
        <text:list-item>
          <text:p text:style-name="P11">search.cgi: il form viene controllato ed i risultati della ricerca vengono salvati nelle variabili di sessione</text:p>
        </text:list-item>
        <text:list-item>
          <text:p text:style-name="P11">seleziona_voli.cgi: viene visualizzata una tabella in stile “scacchiera” per migliorarne la visibilità, l'utente seleziona il/i volo/i desiderato/i.</text:p>
        </text:list-item>
        <text:list-item>
          <text:p text:style-name="P11">dati_passeggeri.cgi: viene chiesto di compilare i dati dei passeggeri aggiunti (questa pagina viene saltata automaticamente nel caso cui non ci siano ulteriori passeggeri).</text:p>
          <text:p text:style-name="P11">Nota: abbiamo considerato il codice fiscale come identificativo univoco dell'utente passeggero; nel caso cui il codice fiscale non sia presente, viene aggiunto l'utente; viceversa, l'utente viene caricato successivamente (viene comunque richiesto l'inserimento dei dati, così da migliorare la privacy degli altri utenti prenotati, essendo la sequenza di prenotazione del volo piuttosto lunga).</text:p>
        </text:list-item>
        <text:list-item>
          <text:p text:style-name="P11">servizi_aggiuntivi.cgi: viene chiesto di selezionare il/i servizio/i che si desidera prenotare; la selezione non è obbligatoria.</text:p>
        </text:list-item>
        <text:list-item>
          <text:p text:style-name="P11">Prenota.cgi: passo precedente a checkout.cgi, si rivedono i dati.</text:p>
        </text:list-item>
        <text:list-item>
          <text:p text:style-name="P11">Checkout.cgi: salva la prenotazione nel database xml.</text:p>
        </text:list-item>
      </text:list>
      <text:p text:style-name="P2"/>
      <text:p text:style-name="P2">Nota: nel caso cui l'utente non abbia eseguito il login, prima del checkout avviene un redirect a login.cgi; nel caso cui l'utente sia già registrato, allora si ritorna alla pagina precedente (prenota.cgi), altrimenti l'utente si deve registrare.</text:p>
      <text:p text:style-name="P2"/>
      <text:p text:style-name="P1"><draw:frame draw:style-name="fr1" draw:name="immagini1" text:anchor-type="paragraph" svg:width="5.336cm" svg:height="8.234cm" draw:z-index="0"><draw:image xlink:href="Pictures/1000020100000139000001E340792568.png" xlink:type="simple" xlink:show="embed" xlink:actuate="onLoad"/></draw:frame>Procedura per la prenotazione</text:p>
      <text:p text:style-name="P2"/>
      <text:p text:style-name="P2">I vari parametri utilizzati per la prenotazione (variabili di sessione) sono:</text:p>
      <text:list xml:id="list4342459655214600636" text:style-name="L13">
        <text:list-item>
          <text:list>
            <text:list-item>
              <text:p text:style-name="P15">AR, se è 1, allora il volo è di sola andata</text:p>
            </text:list-item>
            <text:list-item>
              <text:p text:style-name="P15">partenza: aeroporto di partenza</text:p>
            </text:list-item>
            <text:list-item>
              <text:p text:style-name="P15">arrivo: aeroporto di arrivo</text:p>
            </text:list-item>
            <text:list-item>
              <text:p text:style-name="P15">passeggeri: numero di passeggeri</text:p>
              <text:p text:style-name="P15"/>
            </text:list-item>
            <text:list-item>
              <text:p text:style-name="P15">andata_id: identificativo volo di andata</text:p>
            </text:list-item>
            <text:list-item>
              <text:p text:style-name="P15">andata_data: giorno di partenza</text:p>
            </text:list-item>
            <text:list-item>
              <text:p text:style-name="P15">andata_partenza: orario di partenza</text:p>
            </text:list-item>
            <text:list-item>
              <text:p text:style-name="P15">andata_arrivo: orario (presunto) di arrivo</text:p>
            </text:list-item>
            <text:list-item>
              <text:p text:style-name="P15">andata_prezzo: prezzo del biglietto</text:p>
            </text:list-item>
          </text:list>
        </text:list-item>
      </text:list>
      <text:p text:style-name="P2"><text:soft-page-break/></text:p>
      <text:list xml:id="list154145058" text:continue-numbering="true" text:style-name="L13">
        <text:list-item>
          <text:list>
            <text:list-item>
              <text:p text:style-name="P15">ritorno_id: identificativo volo di ritorno</text:p>
            </text:list-item>
            <text:list-item>
              <text:p text:style-name="P15">ritorno_data: data di ritorno</text:p>
            </text:list-item>
            <text:list-item>
              <text:p text:style-name="P15">ritorno_partenza: orario di partenza del volo di ritorno</text:p>
            </text:list-item>
            <text:list-item>
              <text:p text:style-name="P15">ritorno_arrivo: orario (presunto) d'arrivo del volo di ritorno</text:p>
            </text:list-item>
            <text:list-item>
              <text:p text:style-name="P15">ritorno_prezzo: costo del biglietto di ritorno</text:p>
              <text:p text:style-name="P15"/>
            </text:list-item>
            <text:list-item>
              <text:p text:style-name="P15">nome(numero): nominativo passeggero (n)</text:p>
            </text:list-item>
            <text:list-item>
              <text:p text:style-name="P15">cognome(numero): cognome passeggero (n)</text:p>
            </text:list-item>
            <text:list-item>
              <text:p text:style-name="P15">cf(numero): codice fiscale passeggero (n)</text:p>
            </text:list-item>
            <text:list-item>
              <text:p text:style-name="P15">nascita(numero): data di nascita del passeggero(n)</text:p>
              <text:p text:style-name="P15"/>
            </text:list-item>
            <text:list-item>
              <text:p text:style-name="P15">bagagli: numero di bagagli</text:p>
              <text:p text:style-name="P15"/>
            </text:list-item>
            <text:list-item>
              <text:p text:style-name="P15">servizio(id): identificativo del servizio prenotato, 1 se è prenotato.</text:p>
            </text:list-item>
          </text:list>
        </text:list-item>
      </text:list>
      <text:p text:style-name="P2"/>
      <text:p text:style-name="P2">Nota: Poiché non è possibile salvare array nelle variabili di sessione, le variabili nome(numero) fungono ad una funzione analoga: aggiungendo un identificativo incrementale alla fine del nome della variabile e, conoscendo a priori la dimensione massima dello pseudo array, posso aggirare questo ostacolo con un semplice ciclo for.</text:p>
      <text:p text:style-name="P2"/>
      <text:p text:style-name="P2">Essendo un progetto a scopo didattico, alcuni accorgimenti per la sicurezza (password) e la gestione dei dati in ingresso sono stati tralascia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 Pettenuzzo</meta:initial-creator>
    <meta:creation-date>2016-09-05T17:46:27</meta:creation-date>
    <dc:date>2016-09-05T20:31:04</dc:date>
    <dc:creator>Marco Pettenuzzo</dc:creator>
    <meta:editing-duration>PT2H44M38S</meta:editing-duration>
    <meta:editing-cycles>12</meta:editing-cycles>
    <meta:generator>OpenOffice/4.1.2$Unix OpenOffice.org_project/412m3$Build-9782</meta:generator>
    <meta:document-statistic meta:table-count="0" meta:image-count="1" meta:object-count="0" meta:page-count="4" meta:paragraph-count="93" meta:word-count="1142" meta:character-count="7839"/>
  </office:meta>
</office:document-meta>
</file>